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10.857cm" svg:height="2cm" svg:x="0cm" svg:y="0cm">
            <text:p/>
          </draw:rect>
          <draw:line draw:style-name="gr2" draw:layer="layout" svg:x1="0.357cm" svg:y1="0cm" svg:x2="0.357cm" svg:y2="2cm">
            <text:p/>
          </draw:line>
          <draw:line draw:style-name="gr2" draw:layer="layout" svg:x1="10.5cm" svg:y1="0cm" svg:x2="10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2U</dc:title>
    <meta:creation-date>2011-02-07T17:02:5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